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8EAA121EA8868D6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nux Biolinum Keyboard O" svg:font-family="'Linux Biolinum Keyboard O'" style:font-pitch="variable"/>
    <style:font-face style:name="いろはマル Medium" svg:font-family="'いろはマル Medium'" style:font-pitch="variable"/>
    <style:font-face style:name="いろはマル Regular" svg:font-family="'いろはマル Regular'" style:font-pitch="variable"/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wiss" style:font-pitch="variable"/>
    <style:font-face style:name="Noto Sans JP Bold" svg:font-family="'Noto Sans JP Bold'" style:font-family-generic="swiss" style:font-pitch="variable"/>
    <style:font-face style:name="Noto Sans JP Medium" svg:font-family="'Noto Sans JP Medium'" style:font-family-generic="swiss" style:font-pitch="variable"/>
    <style:font-face style:name="Noto Sans JP Regular" svg:font-family="'Noto Sans JP Regular'" style:font-family-generic="swiss" style:font-pitch="variable"/>
    <style:font-face style:name="Noto Sans JP Regular1" svg:font-family="'Noto Sans JP Regular'" style:font-adornments="標準" style:font-family-generic="swiss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9.288cm, 13.117cm, 8.356cm, 7.227cm)" draw:image-opacity="100%" style:mirror="none"/>
    </style:style>
    <style:style style:name="pr1" style:family="presentation" style:parent-style-name="Title-title">
      <style:graphic-properties fo:min-height="6.517cm"/>
    </style:style>
    <style:style style:name="pr2" style:family="presentation" style:parent-style-name="Title-subtitle">
      <style:graphic-properties draw:fill-color="#ffffff" draw:auto-grow-height="true" fo:min-height="5.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notes">
      <style:graphic-properties draw:auto-grow-height="true" fo:min-height="13.364cm"/>
    </style:style>
    <style:style style:name="pr6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top="0.2cm" fo:margin-bottom="0cm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T1" style:family="text">
      <style:text-properties fo:font-size="24pt" fo:letter-spacing="-0.035cm" fo:font-weight="normal" style:font-size-asian="24pt" style:font-weight-asian="normal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6.517cm" svg:x="1.401cm" svg:y="7.389cm" presentation:class="title" presentation:user-transformed="true">
          <draw:text-box>
            <text:p>スタイルを使って作る<text:line-break/>LibreOffice Writer美文書作成<text:line-break/>ハンズオン実践編</text:p>
          </draw:text-box>
        </draw:frame>
        <draw:frame presentation:style-name="pr2" draw:text-style-name="P1" draw:layer="layout" svg:width="25.2cm" svg:height="5.5cm" svg:x="1.4cm" svg:y="13.1cm" presentation:class="subtitle">
          <draw:text-box>
            <text:p><text:span text:style-name="T1">オープンソースカンファレンス</text:span><text:span text:style-name="T2">2018 Tokyo/Fall</text:span></text:p>
            <text:p><text:span text:style-name="T2">講師：のがたじゅ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はじめに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LibreOffice 6.0/6.1系を使います</text:p>
              </text:list-item>
              <text:list-item>
                <text:p>Noto CJK フォントは入っていますか？</text:p>
              </text:list-item>
              <text:list-item>
                <text:p>サイドバーのスタイルを開いておきましょう</text:p>
              </text:list-item>
              <text:list-item>
                <text:p>スライドタイトルと解説PDFの見出しは合わせています。迷ったらPDFもご覧ください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ページスタイルを設定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>ページスタイル「標準スタイル」の余白と<text:line-break/>ヘッダー・フッターを設定</text:p>
                <text:list>
                  <text:list-item>
                    <text:p text:style-name="P3">余白：左右 4.00cm / 上下 2.00cm</text:p>
                  </text:list-item>
                  <text:list-item>
                    <text:p text:style-name="P4">ヘッダー・フッター：それぞれチェックを入れる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文書に段落スタイルを設定する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>文章全体に「本文」スタイルを設定</text:p>
              </text:list-item>
              <text:list-item>
                <text:p>「見出し」スタイルを設定</text:p>
              </text:list-item>
              <text:list-item>
                <text:p text:style-name="P2">便宜上つけていた見出し記号を削除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基本的なスタイルの書式設定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 text:style-name="P2">「標準」スタイルの書式を設定</text:p>
              </text:list-item>
              <text:list-item>
                <text:p text:style-name="P2">「見出し」スタイルの書式を設定</text:p>
              </text:list-item>
              <text:list-item>
                <text:p text:style-name="P2">「本文」スタイルの書式を設定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見出しの調整と装飾を加える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 text:style-name="P2">見出しフォントサイズを変更</text:p>
              </text:list-item>
              <text:list-item>
                <text:p text:style-name="P2">「見出し1」に背景色を設定</text:p>
              </text:list-item>
              <text:list-item>
                <text:p text:style-name="P2">「見出し2」に下枠線を引く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タイトルとリード文を作る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 text:style-name="P2">タイトルとリード文の背景に画像を貼る</text:p>
                <text:list>
                  <text:list-item>
                    <text:p text:style-name="P5">画像をクリックしてコンテキストメニューから<text:line-break/>設定を変更する</text:p>
                  </text:list-item>
                </text:list>
              </text:list-item>
              <text:list-item>
                <text:p text:style-name="P2">タイトルとリード文の調整</text:p>
                <text:list>
                  <text:list-item>
                    <text:p text:style-name="P4">タイトルのフォントと色を変更</text:p>
                  </text:list-item>
                  <text:list-item>
                    <text:p text:style-name="P4">リード文のスタイルを作る</text:p>
                  </text:list-item>
                  <text:list-item>
                    <text:p text:style-name="P4">背景画像のトーンを落とす</text:p>
                  </text:list-item>
                </text:list>
              </text:list-item>
              <text:list-item>
                <text:p text:style-name="P2">本文とリード文の間隔を調整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全体的なバランスを整える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 text:style-name="P2">見出しの間隔を調整</text:p>
              </text:list-item>
              <text:list-item>
                <text:p text:style-name="P2">見出し1にさらに装飾を加える</text:p>
                <text:list>
                  <text:list-item>
                    <text:p text:style-name="P4">背景左側に線を引きアクセントをつける</text:p>
                  </text:list-item>
                  <text:list-item>
                    <text:p text:style-name="P4">背景に斜線をつけてポップに見せる</text:p>
                  </text:list-item>
                </text:list>
              </text:list-item>
              <text:list-item>
                <text:p text:style-name="P2">本文にインデントをつける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フッターを作り込む</text:p>
          </draw:text-box>
        </draw:frame>
        <draw:frame presentation:style-name="pr6" draw:layer="layout" svg:width="25.2cm" svg:height="13cm" svg:x="1.4cm" svg:y="5cm" presentation:class="outline">
          <draw:text-box>
            <text:list text:style-name="L2">
              <text:list-item>
                <text:p text:style-name="P2">ページ番号を挿入</text:p>
              </text:list-item>
              <text:list-item>
                <text:p text:style-name="P2">図形を使ったフッターの装飾</text:p>
                <text:list>
                  <text:list-item>
                    <text:p text:style-name="P5">フッターに収まるように図形を書く（下参照）</text:p>
                  </text:list-item>
                  <text:list-item>
                    <text:p text:style-name="P5">図をクリックしてコンテキストメニューから<text:line-break/>書式を設定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807cm" svg:height="5.714cm" svg:x="0.597cm" svg:y="13.855cm">
          <draw:image xlink:href="Pictures/10000000000007800000043898EAA121EA8868D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画像の追加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画像をドラッグ・アンド・ドロップして追加</text:p>
                <text:list>
                  <text:list-item>
                    <text:p text:style-name="P5">イースト…の項目に「発酵.jpg」画像</text:p>
                  </text:list-item>
                  <text:list-item>
                    <text:p text:style-name="P5">工程の項目に「焼き上がり.jpg」画像</text:p>
                  </text:list-item>
                </text:list>
              </text:list-item>
              <text:list-item>
                <text:p>画像の設定</text:p>
                <text:list>
                  <text:list-item>
                    <text:p text:style-name="P5">アンカー：段落に</text:p>
                  </text:list-item>
                  <text:list-item>
                    <text:p text:style-name="P5">折り返し：上下折り返し</text:p>
                  </text:list-item>
                  <text:list-item>
                    <text:p text:style-name="P5">配置：下をアンカーに揃える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4cm" svg:y="0.837cm" presentation:class="title">
          <draw:text-box>
            <text:p text:style-name="P2">完成！</text:p>
          </draw:text-box>
        </draw:frame>
        <draw:frame presentation:style-name="pr6" draw:layer="layout" svg:width="25.2cm" svg:height="13cm" svg:x="1.4cm" svg:y="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nux Biolinum Keyboard O" svg:font-family="'Linux Biolinum Keyboard O'" style:font-pitch="variable"/>
    <style:font-face style:name="いろはマル Medium" svg:font-family="'いろはマル Medium'" style:font-pitch="variable"/>
    <style:font-face style:name="いろはマル Regular" svg:font-family="'いろはマル Regular'" style:font-pitch="variable"/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wiss" style:font-pitch="variable"/>
    <style:font-face style:name="Noto Sans JP Bold" svg:font-family="'Noto Sans JP Bold'" style:font-family-generic="swiss" style:font-pitch="variable"/>
    <style:font-face style:name="Noto Sans JP Medium" svg:font-family="'Noto Sans JP Medium'" style:font-family-generic="swiss" style:font-pitch="variable"/>
    <style:font-face style:name="Noto Sans JP Regular" svg:font-family="'Noto Sans JP Regular'" style:font-family-generic="swiss" style:font-pitch="variable"/>
    <style:font-face style:name="Noto Sans JP Regular1" svg:font-family="'Noto Sans JP Regular'" style:font-adornments="標準" style:font-family-generic="swiss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Normal" style:family="graphic">
      <style:paragraph-properties style:text-autospace="none"/>
      <style:text-properties style:use-window-font-color="true" style:font-name="いろはマル Regular" fo:font-family="'いろはマル Regular'" style:font-pitch="variable" fo:font-size="9pt" fo:language="en" fo:country="US" style:letter-kerning="true" style:font-name-asian="FreeSans" style:font-family-asian="FreeSans" style:font-pitch-asian="variable" style:language-asian="hi" style:country-asian="IN"/>
    </style:style>
    <style:style style:name="見出し_20_1" style:display-name="見出し 1" style:family="graphic">
      <style:paragraph-properties fo:margin-top="0.88cm" fo:margin-bottom="0.706cm" style:text-autospace="none"/>
      <style:text-properties style:use-window-font-color="true" style:font-name="Noto Sans JP Bold" fo:font-family="'Noto Sans JP Bold'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見出し_20_2" style:display-name="見出し 2" style:family="graphic">
      <style:paragraph-properties fo:margin-top="0.529cm" fo:margin-bottom="0.529cm" style:text-autospace="none"/>
      <style:text-properties style:font-name="Noto Sans JP Bold" fo:font-family="'Noto Sans JP Bold'" style:font-family-generic="swiss" style:font-pitch="variable" fo:font-size="12pt" fo:font-weight="bold" style:font-name-asian="FreeSans" style:font-family-asian="FreeSans" style:font-pitch-asian="variable" style:font-size-asian="12pt" style:font-weight-asian="bold" style:font-weight-complex="bold"/>
    </style:style>
    <style:style style:name="見出し_20_3" style:display-name="見出し 3" style:family="graphic">
      <style:paragraph-properties fo:margin-top="0.351cm" fo:margin-bottom="0.351cm" style:text-autospace="none"/>
      <style:text-properties style:font-name="Noto Sans JP Bold" fo:font-family="'Noto Sans JP Bold'" style:font-family-generic="swiss" style:font-pitch="variable" fo:font-size="10pt" fo:font-weight="bold" style:font-name-asian="FreeSans" style:font-family-asian="FreeSans" style:font-pitch-asian="variable" style:font-size-asian="10pt" style:font-weight-asian="bold" style:font-weight-complex="bold"/>
    </style:style>
    <style:style style:name="メニューパス" style:family="graphic">
      <style:paragraph-properties style:text-autospace="none"/>
      <style:text-properties style:font-name="Noto Sans JP Bold" fo:font-family="'Noto Sans JP Bold'" style:font-family-generic="swiss" style:font-pitch="variable" fo:font-size="9pt" fo:font-weight="bold" style:font-name-asian="Noto Sans JP Bold" style:font-family-asian="'Noto Sans JP Bold'" style:font-family-generic-asian="swiss" style:font-pitch-asian="variable" style:font-weight-asian="bold" style:font-weight-complex="bold"/>
    </style:style>
    <style:style style:name="インターネットリンク" style:family="graphic">
      <style:paragraph-properties style:text-autospace="none"/>
      <style:text-properties style:use-window-font-color="true" style:font-name="いろはマル Regular" fo:font-family="'いろはマル Regular'" style:font-pitch="variable" fo:font-size="9pt" fo:language="en" fo:country="US" style:text-underline-style="solid" style:text-underline-width="auto" style:text-underline-color="font-color" style:font-name-asian="いろはマル Regular" style:font-family-asian="'いろはマル Regular'" style:font-pitch-asian="variable" style:language-asian="zxx" style:country-asian="none"/>
    </style:style>
    <style:style style:name="番号付け記号" style:family="graphic">
      <style:paragraph-properties style:text-autospace="none"/>
    </style:style>
    <style:style style:name="キーボード" style:family="graphic">
      <style:paragraph-properties style:text-autospace="none"/>
      <style:text-properties style:font-name="Linux Biolinum Keyboard O" fo:font-family="'Linux Biolinum Keyboard O'" style:font-pitch="variable" fo:font-size="12pt" fo:font-weight="bold" style:font-name-asian="Linux Biolinum Keyboard O" style:font-family-asian="'Linux Biolinum Keyboard O'" style:font-pitch-asian="variable" style:font-weight-asian="bold" style:font-weight-complex="bold"/>
    </style:style>
    <style:style style:name="箇条書き" style:family="graphic">
      <style:paragraph-properties style:text-autospace="none"/>
      <style:text-properties style:font-name="Noto Sans JP Regular" fo:font-family="'Noto Sans JP Regular'" style:font-family-generic="swiss" style:font-pitch="variable" style:font-name-asian="OpenSymbol" style:font-family-asian="OpenSymbol, 'Arial Unicode MS'" style:font-charset-asian="x-symbol"/>
    </style:style>
    <style:style style:name="ページ番号" style:family="graphic">
      <style:paragraph-properties style:text-autospace="none"/>
      <style:text-properties style:font-name="Noto Sans CJK JP Regular" fo:font-family="'Noto Sans CJK JP Regular'" style:font-family-generic="swiss" style:font-pitch="variable" fo:font-size="9pt" style:font-name-asian="Noto Sans CJK JP Regular" style:font-family-asian="'Noto Sans CJK JP Regular'" style:font-family-generic-asian="swiss" style:font-pitch-asian="variable"/>
    </style:style>
    <style:style style:name="表の見出し" style:family="graphic">
      <style:paragraph-properties fo:text-align="center" style:text-autospace="none"/>
      <style:text-properties style:font-name="いろはマル Medium" fo:font-family="'いろはマル Medium'" style:font-pitch="variable" fo:font-size="9pt" fo:font-weight="normal" style:font-name-asian="いろはマル Medium" style:font-family-asian="'いろはマル Medium'" style:font-pitch-asian="variable" style:font-weight-asian="normal" style:font-weight-complex="normal"/>
    </style:style>
    <style:style style:name="表の内容" style:family="graphic">
      <style:paragraph-properties style:text-autospace="none"/>
      <style:text-properties style:font-name="いろはマル Regular" fo:font-family="'いろはマル Regular'" style:font-pitch="variable" fo:font-size="9pt" style:font-name-asian="いろはマル Regular" style:font-family-asian="'いろはマル Regular'" style:font-pitch-asian="variable"/>
    </style:style>
    <style:style style:name="枠の内容" style:family="graphic">
      <style:paragraph-properties style:text-autospace="none"/>
      <style:text-properties style:font-name="いろはマル Regular" fo:font-family="'いろはマル Regular'" style:font-pitch="variable" fo:font-size="9pt" style:font-name-asian="いろはマル Regular" style:font-family-asian="'いろはマル Regular'" style:font-pitch-asian="variable"/>
    </style:style>
    <style:style style:name="図" style:family="graphic">
      <style:paragraph-properties fo:margin-top="0.374cm" fo:margin-bottom="0.374cm" style:text-autospace="none"/>
      <style:text-properties style:font-name="いろはマル Regular" fo:font-family="'いろはマル Regular'" style:font-pitch="variable" fo:font-size="9pt" fo:font-style="normal" style:font-name-asian="FreeSans1" style:font-family-asian="FreeSans" style:font-family-generic-asian="swiss" style:font-size-asian="12pt" style:font-style-asian="italic" style:font-weight-asian="normal" style:font-style-complex="normal"/>
    </style:style>
    <style:style style:name="キャプション" style:family="graphic">
      <style:paragraph-properties fo:margin-top="0.374cm" fo:margin-bottom="0.374cm" style:text-autospace="none"/>
      <style:text-properties style:font-name="いろはマル Regular" fo:font-family="'いろはマル Regular'" style:font-pitch="variable" fo:font-size="9pt" fo:font-style="normal" style:font-name-asian="FreeSans1" style:font-family-asian="FreeSans" style:font-family-generic-asian="swiss" style:font-size-asian="12pt" style:font-style-asian="italic" style:font-weight-asian="normal" style:font-style-complex="normal"/>
    </style:style>
    <style:style style:name="リード" style:family="graphic">
      <style:paragraph-properties fo:margin-left="1.058cm" fo:margin-right="0cm" fo:margin-top="0cm" fo:margin-bottom="0cm" fo:line-height="115%" fo:text-align="justify" fo:text-indent="0.563cm" style:text-autospace="none"/>
      <style:text-properties style:use-window-font-color="true" style:font-name="Noto Sans JP Medium" fo:font-family="'Noto Sans JP Medium'" style:font-family-generic="swiss" style:font-pitch="variable" fo:font-size="9pt" fo:font-weight="normal" style:font-name-asian="Noto Sans JP Medium" style:font-family-asian="'Noto Sans JP Medium'" style:font-family-generic-asian="swiss" style:font-pitch-asian="variable" style:font-weight-asian="normal" style:font-weight-complex="normal"/>
    </style:style>
    <style:style style:name="本文" style:family="graphic">
      <style:paragraph-properties fo:margin-left="1.058cm" fo:margin-right="0cm" fo:margin-top="0cm" fo:margin-bottom="0cm" fo:line-height="115%" fo:text-align="justify" fo:text-indent="0.563cm" style:text-autospace="none"/>
      <style:text-properties style:font-name="いろはマル Regular" fo:font-family="'いろはマル Regular'" style:font-pitch="variable" fo:font-size="9pt" style:font-name-asian="いろはマル Regular" style:font-family-asian="'いろはマル Regular'" style:font-pitch-asian="variable"/>
    </style:style>
    <style:style style:name="フッター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いろはマル Medium" fo:font-family="'いろはマル Medium'" style:font-pitch="variable" fo:font-size="8pt" fo:font-weight="normal" style:font-name-asian="いろはマル Medium" style:font-family-asian="'いろはマル Medium'" style:font-pitch-asian="variable" style:font-weight-asian="normal" style:font-weight-complex="normal"/>
    </style:style>
    <style:style style:name="ヘッダ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いろはマル Medium" fo:font-family="'いろはマル Medium'" style:font-pitch="variable" fo:font-size="7pt" fo:font-weight="normal" style:font-name-asian="いろはマル Medium" style:font-family-asian="'いろはマル Medium'" style:font-pitch-asian="variable" style:font-weight-asian="normal" style:font-weight-complex="normal"/>
    </style:style>
    <style:style style:name="索引" style:family="graphic">
      <style:paragraph-properties style:text-autospace="none"/>
      <style:text-properties style:font-name="いろはマル Regular" fo:font-family="'いろはマル Regular'" style:font-pitch="variable" fo:font-size="9pt" style:font-name-asian="FreeSans1" style:font-family-asian="FreeSans" style:font-family-generic-asian="swiss"/>
    </style:style>
    <style:style style:name="リスト" style:family="graphic">
      <style:paragraph-properties fo:margin-left="1.058cm" fo:margin-right="0cm" fo:margin-top="0cm" fo:margin-bottom="0cm" fo:line-height="115%" fo:text-align="justify" fo:text-indent="0cm" style:text-autospace="none"/>
      <style:text-properties style:font-name="いろはマル Regular" fo:font-family="'いろはマル Regular'" style:font-pitch="variable" fo:font-size="9pt" style:font-name-asian="FreeSans1" style:font-family-asian="FreeSans" style:font-family-generic-asian="swiss"/>
    </style:styl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1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1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1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1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15H35M55S</meta:editing-duration>
    <meta:editing-cycles>629</meta:editing-cycles>
    <meta:generator>LibreOffice/6.1.2.1$Linux_X86_64 LibreOffice_project/65905a128db06ba48db947242809d14d3f9a93fe</meta:generator>
    <dc:date>2018-10-24T12:27:11.649147599</dc:date>
    <meta:document-statistic meta:object-count="77"/>
  </office:meta>
</office:document-meta>
</file>